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FC000003576EB44A9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.12cm" fo:margin-left="-0.122cm" fo:margin-right="0cm" table:align="margins"/>
    </style:style>
    <style:style style:name="表格1.A" style:family="table-column">
      <style:table-column-properties style:column-width="11.589cm" style:rel-column-width="44360*"/>
    </style:style>
    <style:style style:name="表格1.B" style:family="table-column">
      <style:table-column-properties style:column-width="5.532cm" style:rel-column-width="21175*"/>
    </style:style>
    <style:style style:name="表格1.A1" style:family="table-cell">
      <style:table-cell-properties fo:background-color="transparent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表格1.B1" style:family="table-cell">
      <style:table-cell-properties fo:background-color="transparent" fo:padding="0.097cm" fo:border="0.002cm solid #ffffff">
        <style:background-image/>
      </style:table-cell-properties>
    </style:style>
    <style:style style:name="表格1.2" style:family="table-row">
      <style:table-row-properties style:min-row-height="0.617cm"/>
    </style:style>
    <style:style style:name="表格1.A2" style:family="table-cell">
      <style:table-cell-properties fo:background-color="transparent" fo:padding="0.097cm" fo:border-left="0.002cm solid #ffffff" fo:border-right="none" fo:border-top="none" fo:border-bottom="0.002cm solid #ffffff">
        <style:background-image/>
      </style:table-cell-properties>
    </style:style>
    <style:style style:name="表格1.B2" style:family="table-cell">
      <style:table-cell-properties fo:background-color="transparent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表格1.7" style:family="table-row">
      <style:table-row-properties style:min-row-height="1.362cm"/>
    </style:style>
    <style:style style:name="表格1.A7" style:family="table-cell">
      <style:table-cell-properties fo:padding="0.097cm" fo:border-left="0.002cm solid #ffffff" fo:border-right="none" fo:border-top="none" fo:border-bottom="0.002cm solid #ffffff"/>
    </style:style>
    <style:style style:name="表格1.B7" style:family="table-cell">
      <style:table-cell-properties fo:padding="0.097cm" fo:border-left="0.002cm solid #ffffff" fo:border-right="0.002cm solid #ffffff" fo:border-top="none" fo:border-bottom="0.002cm solid #ffffff"/>
    </style:style>
    <style:style style:name="表格1.9" style:family="table-row">
      <style:table-row-properties style:min-row-height="0.824cm"/>
    </style:style>
    <style:style style:name="表格1.10" style:family="table-row">
      <style:table-row-properties style:min-row-height="0.884cm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bold" style:language-asian="zh" style:country-asian="CN" style:font-weight-asian="bold" style:font-weight-complex="bold"/>
    </style:style>
    <style:style style:name="P3" style:family="paragraph" style:parent-style-name="Standard">
      <style:text-properties fo:font-size="10.5pt" style:font-size-asian="10.5pt" style:language-asian="zh" style:country-asian="CN" style:font-size-complex="10.5pt"/>
    </style:style>
    <style:style style:name="P4" style:family="paragraph" style:parent-style-name="Standard">
      <style:paragraph-properties fo:text-align="justify" style:justify-single-word="false"/>
      <style:text-properties fo:font-size="10.5pt" style:font-size-asian="10.5pt" style:language-asian="zh" style:country-asian="CN" style:font-size-complex="10.5pt"/>
    </style:style>
    <style:style style:name="P5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7" style:family="paragraph" style:parent-style-name="Standard">
      <style:text-properties fo:color="#00aa00" style:font-name="Arial1" fo:font-size="10.5pt" fo:font-style="italic" style:font-name-asian="Arial1" style:font-size-asian="10.5pt" style:language-asian="zh" style:country-asian="CN" style:font-style-asian="italic" style:font-name-complex="Arial1" style:font-size-complex="10.5pt" style:font-style-complex="italic"/>
    </style:style>
    <style:style style:name="P8" style:family="paragraph" style:parent-style-name="Standard">
      <style:text-properties fo:font-size="9pt" style:font-size-asian="9pt" style:language-asian="zh" style:country-asian="CN" style:font-size-complex="9pt"/>
    </style:style>
    <style:style style:name="P9" style:family="paragraph" style:parent-style-name="Standard">
      <style:text-properties fo:font-size="14pt" fo:font-weight="bold" style:font-size-asian="14pt" style:language-asian="zh" style:country-asian="CN" style:font-weight-asian="bold" style:font-size-complex="14pt" style:font-weight-complex="bold"/>
    </style:style>
    <style:style style:name="T1" style:family="text">
      <style:text-properties style:language-asian="zh" style:country-asian="C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-asian="新宋体"/>
    </style:style>
    <style:style style:name="T5" style:family="text">
      <style:text-properties fo:font-size="16pt" style:font-name-asian="新宋体" style:font-size-asian="16pt" style:font-size-complex="16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图形1" text:anchor-type="page" text:anchor-page-number="1" svg:x="2.249cm" svg:y="2.464cm" svg:width="1.82cm" svg:height="1.461cm" draw:z-index="0">
        <draw:image xlink:href="Pictures/20000001000003FC000003576EB44A98.svm" xlink:type="simple" xlink:show="embed" xlink:actuate="onLoad"/>
      </draw:frame>
      <text:p text:style-name="Standard"><text:s/><text:span text:style-name="T1">[[repeatIn(objects,'o')]] <text:s text:c="30"/></text:span></text:p>
      <text:p text:style-name="P1"><text:s/><text:span text:style-name="T2"><text:s/><text:tab/><text:tab/></text:span></text:p>
      <text:p text:style-name="P9"><text:s text:c="19"/>深 <text:s text:c="2"/>圳 <text:s text:c="2"/>市 <text:s text:c="2"/>牧 <text:s text:c="2"/>泰 <text:s text:c="2"/>莱 <text:s text:c="2"/>电 <text:s text:c="2"/>路 <text:s text:c="2"/>技 <text:s text:c="2"/>术 <text:s text:c="2"/>有 <text:s text:c="2"/>限 <text:s text:c="2"/>公 <text:s text:c="2"/>司</text:p>
      <text:p text:style-name="P2"><text:s text:c="22"/>SHENZHEN <text:s text:c="2"/>MULTILAYER <text:s text:c="2"/>PCB <text:s/>TECHNOLOGY <text:s text:c="2"/>CO., <text:s text:c="2"/>LTD</text:p>
      <text:p text:style-name="P2"><text:s/></text:p>
      <text:p text:style-name="P2"><text:s text:c="45"/><text:span text:style-name="T4"><text:s text:c="2"/></text:span><text:span text:style-name="T5">报 <text:s text:c="6"/>价 <text:s text:c="6"/>单 </text:span></text:p>
      <text:p text:style-name="P2"/>
      <text:p text:style-name="P1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3">客户名称： <text:s/>[[o.partner_id.name]]</text:p>
            <text:p text:style-name="P3"><text:s text:c="22"/></text:p>
          </table:table-cell>
          <table:table-cell table:style-name="表格1.B1" office:value-type="string">
            <text:p text:style-name="P3">发件人：[[o.responsible_id.name]]</text:p>
          </table:table-cell>
        </table:table-row>
        <table:table-row table:style-name="表格1.2">
          <table:table-cell table:style-name="表格1.A2" office:value-type="string">
            <text:p text:style-name="P1"><text:span text:style-name="T3">收件人</text:span>：[[o.pool.get('res.partner.contact').browse(cr,uid,o.pool.get('res.partner.contact').search(cr,uid,[('partner_id','=',o.partner_id.id)]))[0].name]]</text:p>
            <text:p text:style-name="P3"><text:s text:c="69"/></text:p>
          </table:table-cell>
          <table:table-cell table:style-name="表格1.B2" office:value-type="string">
            <text:p text:style-name="P3">抄 <text:s text:c="3"/>送：</text:p>
          </table:table-cell>
        </table:table-row>
        <table:table-row>
          <table:table-cell table:style-name="表格1.A2" office:value-type="string">
            <text:p text:style-name="P3">客户电话：<text:bookmark-start text:name="__DdeLink__3516_450828960"/><text:bookmark-start text:name="__DdeLink__3520_450828960"/>[[o.pool.get('res.partner.address').browse(cr,uid,o.pool.get('res.partner.address').search(cr,uid,[('partner_id','=',o.partner_id.id)]))[0].phone]]<text:bookmark-end text:name="__DdeLink__3516_450828960"/><text:bookmark-end text:name="__DdeLink__3520_450828960"/></text:p>
            <text:p text:style-name="P8"><text:s text:c="59"/></text:p>
          </table:table-cell>
          <table:table-cell table:style-name="表格1.B2" office:value-type="string">
            <text:p text:style-name="P3">页 <text:s text:c="3"/>数：</text:p>
          </table:table-cell>
        </table:table-row>
        <table:table-row>
          <table:table-cell table:style-name="表格1.A2" office:value-type="string">
            <text:p text:style-name="P3">客户传真：[[o.pool.get('res.partner.address').browse(cr,uid,o.pool.get('res.partner.address').search(cr,uid,[('partner_id','=',o.partner_id.id)]))[0].fax]]</text:p>
            <text:p text:style-name="P3">[[o.pool.get('res.partner.contact').browse(cr,uid,o.pool.get('res.partner.contact').search(cr,uid,[('partner_id','=',o.partner_id.id)]))[0].name]]</text:p>
            <text:p text:style-name="P3">:您好！</text:p>
            <text:p text:style-name="P3"><text:s text:c="10"/>您的文件我们已经收到，谢谢！现将我司报价给您，请您查收！</text:p>
            <text:p text:style-name="P3"><text:s text:c="66"/></text:p>
          </table:table-cell>
          <table:table-cell table:style-name="表格1.B2" office:value-type="string">
            <text:p text:style-name="P3">日 <text:s text:c="3"/>期：[[o.create_time]]</text:p>
          </table:table-cell>
        </table:table-row>
        <table:table-row>
          <table:table-cell table:style-name="表格1.A2" office:value-type="string">
            <text:p text:style-name="P3">文件（板）名：[[o.pcb_info_id.custmer_goodscode]]</text:p>
            <text:p text:style-name="P3"><text:s text:c="35"/></text:p>
          </table:table-cell>
          <table:table-cell table:style-name="表格1.B2" office:value-type="string">
            <text:p text:style-name="P3">材 <text:s text:c="3"/>料：[[info_convent(o.pcb_info_id.board_material)]]</text:p>
          </table:table-cell>
        </table:table-row>
        <table:table-row>
          <table:table-cell table:style-name="表格1.A2" office:value-type="string">
            <text:p text:style-name="P3">层 <text:s text:c="2"/>数：[[o.pcb_info_id.layer_count]]</text:p>
            <text:p text:style-name="P3"><text:s text:c="59"/></text:p>
          </table:table-cell>
          <table:table-cell table:style-name="表格1.B2" office:value-type="string">
            <text:p text:style-name="P3">工 <text:s text:c="3"/>艺：[[o.pcb_info_id.surface_treatment.label]]</text:p>
          </table:table-cell>
        </table:table-row>
        <table:table-row table:style-name="表格1.7">
          <table:table-cell table:style-name="表格1.A7" office:value-type="string">
            <text:p text:style-name="P3">铜 <text:s text:c="2"/>厚：[[ [str(i.cu_thickness)+'/loz' for i in o.pcb_info_id.layer_cu_thickness_ids] ]]</text:p>
            <text:p text:style-name="P3"><text:s text:c="71"/></text:p>
          </table:table-cell>
          <table:table-cell table:style-name="表格1.B7" office:value-type="string">
            <text:p text:style-name="P3">板 <text:s text:c="2"/>厚：[[o.pcb_info_id.basic_board_thickness]]</text:p>
            <text:p text:style-name="P7"/>
          </table:table-cell>
        </table:table-row>
        <table:table-row>
          <table:table-cell table:style-name="表格1.A7" office:value-type="string">
            <text:p text:style-name="P3">尺 <text:s text:c="2"/>寸：[[o.pcb_info_id.pcs_length]] CM X [[o.pcb_info_id.pcs_width]] CM/PCS <text:s text:c="70"/></text:p>
          </table:table-cell>
          <table:table-cell table:style-name="表格1.B7" office:value-type="string">
            <text:p text:style-name="P3">数 <text:s text:c="3"/>量：[[o.product_number]]</text:p>
            <text:p text:style-name="P3"/>
          </table:table-cell>
        </table:table-row>
        <table:table-row table:style-name="表格1.9">
          <table:table-cell table:style-name="表格1.A7" office:value-type="string">
            <text:p text:style-name="P3">特殊要求：[[o.pcb_info_id.special_process_note]]</text:p>
            <text:p text:style-name="P3"><text:s text:c="67"/></text:p>
          </table:table-cell>
          <table:table-cell table:style-name="表格1.B7" office:value-type="string">
            <text:p text:style-name="P3">交 <text:s text:c="2"/>期：[[o.delivery_leadtime]]</text:p>
          </table:table-cell>
        </table:table-row>
        <table:table-row table:style-name="表格1.10">
          <table:table-cell table:style-name="表格1.A7" office:value-type="string">
            <text:p text:style-name="P3">单 <text:s text:c="2"/>价：[[o.cost_pcs_s]] <text:s text:c="70"/></text:p>
          </table:table-cell>
          <table:table-cell table:style-name="表格1.B7" office:value-type="string">
            <text:p text:style-name="P3">工程费：[[o.cost_ready_s]]</text:p>
          </table:table-cell>
        </table:table-row>
        <table:table-row>
          <table:table-cell table:style-name="表格1.A7" office:value-type="string">
            <text:p text:style-name="P3">光绘费：[[o.cost_plot_s]]</text:p>
            <text:p text:style-name="P3"><text:s text:c="72"/></text:p>
          </table:table-cell>
          <table:table-cell table:style-name="表格1.B7" office:value-type="string">
            <text:p text:style-name="P3">测试费：[[o.cost_test_s]]</text:p>
          </table:table-cell>
        </table:table-row>
        <table:table-row>
          <table:table-cell table:style-name="表格1.A7" office:value-type="string">
            <text:p text:style-name="P3">其他费：[[o.cost_other_s]] <text:s text:c="8"/></text:p>
          </table:table-cell>
          <table:table-cell table:style-name="表格1.B7" office:value-type="string">
            <text:p text:style-name="P3">总 <text:s text:c="3"/>价：[[o.cost_all_s]]</text:p>
          </table:table-cell>
        </table:table-row>
      </table:table>
      <text:p text:style-name="P1"/>
      <text:p text:style-name="P3">备 <text:s text:c="2"/>注：[[o.note]]</text:p>
      <text:p text:style-name="P1"/>
      <text:p text:style-name="P1"/>
      <text:p text:style-name="P3">付款方式：</text:p>
      <text:p text:style-name="P3"/>
      <text:p text:style-name="P3"><text:soft-page-break/>若 有 疑 问，请 来 电 垂 询！谢 谢！</text:p>
      <text:p text:style-name="P1"/>
      <text:p text:style-name="P3">报价人： [[o.responsible_id.name]] <text:s text:c="90"/>审核人：[[state_username(o._table_name,o.id)]] </text:p>
      <text:p text:style-name="P3"/>
      <text:p text:style-name="P3">客户确认：</text:p>
      <text:p text:style-name="P3"/>
      <text:p text:style-name="P5"/>
      <text:p text:style-name="P5"/>
      <text:p text:style-name="P6">Tel:0755-33934688<text:tab/><text:tab/><text:tab/>Fax:0755-33671686</text:p>
      <text:p text:style-name="P4"/>
      <text:p text:style-name="P3"><text:s text:c="2"/>2006/07/10 Rev:A <text:s text:c="127"/>MTL-SR-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3M15S</meta:editing-duration>
    <meta:editing-cycles>100</meta:editing-cycles>
    <meta:generator>OpenOffice.org/3.3$Win32 OpenOffice.org_project/330m20$Build-9567</meta:generator>
    <dc:date>2012-11-30T18:07:41.72</dc:date>
    <dc:creator>wang sheng wang</dc:creator>
    <meta:document-statistic meta:table-count="1" meta:image-count="1" meta:object-count="0" meta:page-count="2" meta:paragraph-count="49" meta:word-count="150" meta:character-count="2697"/>
    <meta:user-defined meta:name="Info 1"/>
    <meta:user-defined meta:name="Info 2"/>
    <meta:user-defined meta:name="Info 3"/>
    <meta:user-defined meta:name="Info 4"/>
  </office:meta>
</office:document-meta>
</file>